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Beta Mono" svg:font-family="'UbuntuBeta Mono', 'Ubuntu Mono', 'Courier New', Courier, monospace"/>
    <style:font-face style:name="arial" svg:font-family="arial, helvetica, sans-serif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bold" fo:background-color="transparen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bold" fo:background-color="transparent" style:font-size-asian="10pt" style:font-size-complex="10pt"/>
    </style:style>
    <style:style style:name="P5" style:family="paragraph" style:parent-style-name="Preformatted_20_Text">
      <style:paragraph-properties fo:margin-left="0.0783in" fo:margin-right="0in" fo:margin-top="0in" fo:margin-bottom="0in" style:line-height-at-least="0.1575in" fo:orphans="2" fo:widows="2" fo:text-indent="0in" style:auto-text-indent="false" fo:background-color="#ffffff" fo:padding="0in" fo:border="none">
        <style:background-image/>
      </style:paragraph-properties>
    </style:style>
    <style:style style:name="P6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10pt" fo:font-weight="bold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helvetica" fo:font-size="10pt" fo:letter-spacing="normal" fo:font-style="normal" fo:font-weight="bold" fo:background-color="transparen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text-position="super 58%" fo:letter-spacing="normal" fo:font-style="normal" fo:font-weight="normal" fo:background-color="transparent" style:font-weight-asian="normal" style:font-weight-complex="normal"/>
    </style:style>
    <style:style style:name="T4" style:family="text">
      <style:text-properties fo:font-variant="normal" fo:text-transform="none" fo:color="#000000" fo:letter-spacing="normal" fo:font-style="normal" fo:font-weight="bold" fo:background-color="transparent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normal" fo:background-color="transparent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6.80000019073486pt" fo:letter-spacing="normal" fo:font-style="normal" style:text-underline-style="solid" style:text-underline-width="auto" style:text-underline-color="font-color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font-name="helvetica" fo:font-size="10pt" fo:letter-spacing="normal" fo:font-style="normal" style:text-underline-style="none" fo:font-weight="normal" fo:background-color="transparent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style:font-name="helvetica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UbuntuBeta Mono" fo:font-size="7.34999990463257pt" fo:letter-spacing="normal" fo:font-style="normal" fo:font-weight="normal"/>
    </style:style>
    <style:style style:name="T11" style:family="text">
      <style:text-properties fo:font-variant="normal" fo:text-transform="none" fo:color="#000000" style:font-name="UbuntuBeta Mono" fo:font-size="7.34999990463257pt" fo:letter-spacing="normal" fo:font-style="normal" fo:font-weight="normal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font-name="UbuntuBeta Mono" fo:font-size="7.34999990463257pt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Helvetica" fo:font-size="10pt" fo:letter-spacing="normal" fo:font-style="normal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fo:font-size="10pt" fo:letter-spacing="normal" fo:font-style="normal" style:text-underline-style="none" fo:font-weight="normal" fo:background-color="transparent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fo:font-size="6.80000019073486pt" fo:letter-spacing="normal" fo:font-style="normal" style:text-underline-style="solid" style:text-underline-width="auto" style:text-underline-color="font-color" fo:font-weight="normal" fo:background-color="transparent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fo:font-size="7.34999990463257pt" fo:letter-spacing="normal" fo:font-style="normal" fo:font-weight="normal"/>
    </style:style>
    <style:style style:name="T19" style:family="text">
      <style:text-properties fo:font-variant="normal" fo:text-transform="none" fo:color="#000000" fo:font-size="7.34999990463257pt" fo:letter-spacing="normal" fo:font-style="normal" fo:font-weight="normal" fo:background-color="transparent" style:font-weight-asian="normal" style:font-weight-complex="normal"/>
    </style:style>
    <style:style style:name="T20" style:family="text">
      <style:text-properties fo:font-variant="normal" fo:text-transform="none" fo:color="#000000" fo:font-size="7.34999990463257pt" fo:letter-spacing="normal" fo:font-style="normal" fo:font-weight="normal" style:font-weight-asian="normal" style:font-weight-complex="normal"/>
    </style:style>
    <style:style style:name="T21" style:family="text">
      <style:text-properties style:font-name="helvetica" fo:font-size="10pt" fo:font-weight="normal" fo:background-color="transparent" style:font-size-asian="10pt" style:font-weight-asian="normal" style:font-size-complex="10pt" style:font-weight-complex="normal"/>
    </style:style>
    <style:style style:name="T22" style:family="text">
      <style:text-properties style:font-name="helvetica" fo:font-weight="normal" style:font-weight-asian="normal" style:font-weight-complex="normal"/>
    </style:style>
    <style:style style:name="T23" style:family="text">
      <style:text-properties style:font-name="helvetica" fo:font-size="7.34999990463257pt" fo:font-weight="normal" style:font-weight-asian="normal" style:font-weight-complex="normal"/>
    </style:style>
    <style:style style:name="T24" style:family="text">
      <style:text-properties style:font-name="UbuntuBeta Mono" fo:font-size="7.34999990463257pt" fo:font-weight="normal" style:font-weight-asian="normal" style:font-weight-complex="normal"/>
    </style:style>
    <style:style style:name="T25" style:family="text">
      <style:text-properties style:font-name="Helvetica" fo:font-size="10pt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28" style:family="text">
      <style:text-properties fo:font-size="7.34999990463257pt" fo:font-weight="normal" style:font-weight-asian="normal" style:font-weight-complex="normal"/>
    </style:style>
    <style:style style:name="T29" style:family="text">
      <style:text-properties style:font-name="helvetica" fo:font-size="10pt" fo:font-weight="normal" fo:background-color="transparent" style:font-size-asian="10pt" style:font-weight-asian="normal" style:font-size-complex="10pt" style:font-weight-complex="normal"/>
    </style:style>
    <style:style style:name="T30" style:family="text">
      <style:text-properties style:font-name="helvetica" fo:font-size="7.34999990463257pt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legance Install Instructions for Ubuntu 11.10 64-bit(Oneiric Ocelot)</text:p>
      <text:p text:style-name="P8"/>
      <text:p text:style-name="P18">LAMP Installation Instructions </text:p>
      <text:p text:style-name="P20"/>
      <text:p text:style-name="P17">Install LAMP</text:p>
      <text:p text:style-name="P3"/>
      <text:p text:style-name="P3">We employ a LAMP(Linux, Apache HTTP Server, MySQL, PHP) system to host our MySQL server containing databases created by Elegance. <text:s/>Although these instructions were written for Ubuntu 11.04 they are applicable to 11.10 as well. <text:s/>Please follow the guide written by<text:span text:style-name="T2"> </text:span><text:span text:style-name="T6">Falko Timme (</text:span><text:a xlink:type="simple" xlink:href="mailto:ft@falkotimme.com">ft@falkotimme.com</text:a><text:span text:style-name="T6">) to complete this step.</text:span></text:p>
      <text:p text:style-name="P1"><text:a xlink:type="simple" xlink:href="http://www.howtoforge.com/installing-apache2-with-php5-and-mysql-support-on-ubuntu-11.04-lamp"><text:span text:style-name="T13"/></text:a></text:p>
      <text:p text:style-name="P1"><text:a xlink:type="simple" xlink:href="http://www.howtoforge.com/installing-apache2-with-php5-and-mysql-support-on-ubuntu-11.04-lamp"><text:span text:style-name="T25">http://www.howtoforge.com/installing-apache2-with-php5-and-mysql-support-on-ubuntu-11.04-lamp</text:span></text:a></text:p>
      <text:p text:style-name="P17"/>
      <text:list xml:id="list210327442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Install Java 7 JDK (Oracle)</text:p>
      <text:p text:style-name="P11"/>
      <text:p text:style-name="P12">Oneiric Ocelot will automatically install Open JDK 6 for you. <text:s/>However, we strongly suggest using the Java 7 JDK.</text:p>
      <text:p text:style-name="P12"><text:tab/></text:p>
      <text:p text:style-name="P1"><text:span text:style-name="T21"><text:tab/>Download the</text:span><text:bookmark text:name="jdk-7-oth-JPRXXXjdk-7-linux-x64.tar.gz"/><text:span text:style-name="T21"> file </text:span><text:bookmark text:name="jdk-7-oth-JPRXXXjdk-7-linux-x64.tar.gz1"/><text:a xlink:type="simple" xlink:href="javascript:%20void(0)" office:name="jdk-7-oth-JPRXXXjdk-7-linux-x64.tar.gz"><text:span text:style-name="T7">jdk-7-linux-x64.tar.gz</text:span></text:a><text:span text:style-name="T8"> from Orace (http://www.oracle.com/technetwork/java/javase/downloads/java-se-jdk-7-download-432154.html)</text:span></text:p>
      <text:p text:style-name="P10"/>
      <text:p text:style-name="P6"><text:span text:style-name="T1"><text:tab/></text:span><text:bookmark-start text:name="__DdeLink__10_222181496"/><text:span text:style-name="T5">E</text:span><text:bookmark-end text:name="__DdeLink__10_222181496"/><text:span text:style-name="T5">xtract the contents of the downloaded file to your home folder <text:s/>I renamed the folder java-7-oracle. <text:s/>Next <text:s/><text:tab/>move the extracted folder to /usr/lib/jvm/</text:span></text:p>
      <text:p text:style-name="P14"/>
      <text:p text:style-name="P1"><text:span text:style-name="T9"><text:tab/> <text:s/></text:span><text:span text:style-name="Source_20_Text"><text:span text:style-name="T11">cd</text:span></text:span></text:p>
      <text:p text:style-name="P5"><text:span text:style-name="Source_20_Text"><text:span text:style-name="T10"><text:tab/>sudo mkdir -p /usr/lib/jvm/ #just in case</text:span></text:span></text:p>
      <text:p text:style-name="P5"><text:span text:style-name="Source_20_Text"><text:span text:style-name="T10"><text:tab/>sudo mv java-7-oracle/ /usr/lib/jvm/</text:span></text:span></text:p>
      <text:p text:style-name="P14"/>
      <text:p text:style-name="P14"/>
      <text:p text:style-name="P14"><text:tab/>Next, install the update java package by Bruce Ingalls</text:p>
      <text:p text:style-name="P14"/>
      <text:p text:style-name="P1"><text:span text:style-name="T9"><text:tab/> <text:s/></text:span><text:span text:style-name="Source_20_Text"><text:span text:style-name="T12">sudo add-apt-repository ppa:nilarimogard/webupd8</text:span></text:span></text:p>
      <text:p text:style-name="P5"><text:span text:style-name="Source_20_Text"><text:span text:style-name="T10"><text:tab/>sudo apt-get update</text:span></text:span></text:p>
      <text:p text:style-name="P5"><text:span text:style-name="Source_20_Text"><text:span text:style-name="T10"><text:tab/>sudo apt-get install update-java</text:span></text:span></text:p>
      <text:p text:style-name="P14"/>
      <text:p text:style-name="P14"><text:tab/></text:p>
      <text:p text:style-name="P2"><text:tab/><text:span text:style-name="T2">Select the new version of Java you moved to your /usr/lib/jvm/ folder (/usr/lib/jvm/java-7-oracle)</text:span></text:p>
      <text:p text:style-name="P14"/>
      <text:p text:style-name="P2"><text:span text:style-name="T2"><text:tab/> </text:span><text:span text:style-name="Source_20_Text"><text:span text:style-name="T24">sudo update-java</text:span></text:span></text:p>
      <text:p text:style-name="P2"><text:span text:style-name="Source_20_Text"><text:span text:style-name="T24"/></text:span></text:p>
      <text:p text:style-name="P2"><text:span text:style-name="Source_20_Text"><text:span text:style-name="T24"><text:tab/></text:span></text:span></text:p>
      <text:p text:style-name="P2"><text:span text:style-name="Source_20_Text"><text:span text:style-name="T24"><text:tab/></text:span></text:span><text:span text:style-name="Source_20_Text"><text:span text:style-name="T22">Check that you are now running Java 7 </text:span></text:span></text:p>
      <text:p text:style-name="P4"><text:span text:style-name="Source_20_Text"><text:span text:style-name="T23"/></text:span></text:p>
      <text:p text:style-name="P4"><text:span text:style-name="Source_20_Text"><text:span text:style-name="T23"><text:tab/></text:span></text:span><text:span text:style-name="Source_20_Text"><text:span text:style-name="T24">java -version</text:span></text:span></text:p>
      <text:p text:style-name="P5"><text:span text:style-name="Source_20_Text"><text:span text:style-name="T10"><text:s text:c="7"/>javac -version</text:span></text:span></text:p>
      <text:p text:style-name="P2"><text:span text:style-name="Source_20_Text"><text:span text:style-name="T22"/></text:span></text:p>
      <text:p text:style-name="P15"/>
      <text:p text:style-name="P13">Install Elegance</text:p>
      <text:p text:style-name="P15"/>
      <text:p text:style-name="P6"><text:span text:style-name="T4"><text:tab/></text:span><text:span text:style-name="T5">Move the Folder named “Elegance” to your Desktop. <text:s/>This folder will contain all of the files necessary to <text:tab/>run Elegance not including a MySQL server and Image Files.</text:span></text:p>
      <text:p text:style-name="P14"/>
      <text:p text:style-name="P14"><text:tab/>The start file will reads as: </text:p>
      <text:p text:style-name="P14"><text:s/><text:tab/></text:p>
      <text:p text:style-name="P14"><text:tab/>#!/bin/bash</text:p>
      <text:p text:style-name="P14"><text:tab/>cd /home/mxu/Elegance</text:p>
      <text:p text:style-name="P14"><text:soft-page-break/><text:tab/>java -classpath mysql-connector-java-5.1.18-bin.jar:Elegance.jar -Xmx7000m -Xss16m Elegance</text:p>
      <text:p text:style-name="P14"/>
      <text:p text:style-name="P6"><text:span text:style-name="T5"><text:tab/>Edit The 2</text:span><text:span text:style-name="T3">nd</text:span><text:span text:style-name="T5"> line of the start file to reflect the directory containing the Elegance folder. <text:s/>Adjust -Xmx to <text:tab/>reflect your computer capabilities.</text:span></text:p>
      <text:p text:style-name="P14"/>
      <text:p text:style-name="P14"><text:tab/>The configuration.tx file reads as:</text:p>
      <text:p text:style-name="P14"/>
      <text:p text:style-name="P14"><text:tab/># Elegance User </text:p>
      <text:p text:style-name="P14"/>
      <text:p text:style-name="P14"><text:tab/>***usernames</text:p>
      <text:p text:style-name="P14"><text:tab/># </text:p>
      <text:p text:style-name="P14"><text:tab/># Database Name </text:p>
      <text:p text:style-name="P14"><text:tab/>***mysql database names</text:p>
      <text:p text:style-name="P14"><text:tab/># </text:p>
      <text:p text:style-name="P14"><text:tab/># Database Server </text:p>
      <text:p text:style-name="P14"><text:tab/>***database server IP address</text:p>
      <text:p text:style-name="P14"><text:tab/># </text:p>
      <text:p text:style-name="P14"><text:tab/># Database Username </text:p>
      <text:p text:style-name="P14"><text:tab/>***username</text:p>
      <text:p text:style-name="P14"><text:tab/># </text:p>
      <text:p text:style-name="P14"><text:tab/># Database Password </text:p>
      <text:p text:style-name="P14"><text:tab/>***password</text:p>
      <text:p text:style-name="P14"><text:tab/># </text:p>
      <text:p text:style-name="P14"><text:tab/># <text:s/></text:p>
      <text:p text:style-name="P14"/>
      <text:p text:style-name="P14"/>
      <text:p text:style-name="P14"/>
      <text:p text:style-name="P13">Create an Image Directory</text:p>
      <text:p text:style-name="P15"/>
      <text:p text:style-name="P6"><text:span text:style-name="T4"><text:tab/></text:span><text:span text:style-name="T5">We suggest creating a directory separate from the Elegance folder to contain your image files. <text:s/>We <text:tab/>create a z drive for this purpose. <text:s/></text:span></text:p>
      <text:p text:style-name="P14"/>
      <text:p text:style-name="P14"><text:tab/>Open a terminal and type in the following commands:</text:p>
      <text:p text:style-name="P14"/>
      <text:p text:style-name="P14"><text:tab/>sudo mkdir /z</text:p>
      <text:p text:style-name="P14"><text:tab/>sudo chmod -R 777 /z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Beta Mono" svg:font-family="'UbuntuBeta Mono', 'Ubuntu Mono', 'Courier New', Courier, monospace"/>
    <style:font-face style:name="arial" svg:font-family="arial, helvetica, sans-serif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rm1 </meta:initial-creator>
    <meta:creation-date>2011-10-12T11:58:58</meta:creation-date>
    <dc:date>2012-03-05T16:15:02</dc:date>
    <meta:editing-duration>PT45M33S</meta:editing-duration>
    <meta:editing-cycles>17</meta:editing-cycles>
    <meta:generator>LibreOffice/3.4$Unix LibreOffice_project/340m1$Build-402</meta:generator>
    <meta:document-statistic meta:table-count="0" meta:image-count="0" meta:object-count="0" meta:page-count="2" meta:paragraph-count="54" meta:word-count="322" meta:character-count="2373" meta:non-whitespace-character-count="2014"/>
    <dc:creator>wormtastic </dc:creator>
  </office:meta>
</office:document-meta>
</file>